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ndalus" svg:font-family="Andalu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end"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style:font-name="Andalus" fo:font-size="22pt" fo:font-weight="bold"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Andalu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Andalus" fo:font-size="12pt" fo:font-weight="bold" style:font-size-asian="12pt" style:font-weight-asian="bold" style:font-size-complex="12pt" style:font-weight-complex="bold"/>
    </style:style>
    <style:style style:name="P6" style:family="paragraph" style:parent-style-name="Standard">
      <style:paragraph-properties fo:text-align="end" style:justify-single-word="false"/>
      <style:text-properties style:font-name="Andalu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none" fo:font-weight="normal" style:font-weight-asian="normal"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irst Draft of Walk two moons essay</text:p>
      <text:p text:style-name="P6">4-22-13</text:p>
      <text:p text:style-name="P6">Isadora White</text:p>
      <text:p text:style-name="P6">Period :6</text:p>
      <text:p text:style-name="P6"/>
      <text:p text:style-name="P3">First Draft of Walk Two Moons Essay</text:p>
      <text:p text:style-name="P3"/>
      <text:p text:style-name="P4">Everyone has his own agenda</text:p>
      <text:p text:style-name="P4"/>
      <text:p text:style-name="P5"><text:tab/>In <text:span text:style-name="T2">Walk Two Moons</text:span> <text:span text:style-name="T1">even though the characters often waork together but they all have their own seperate feelings and agendas. Most of the characters in </text:span><text:span text:style-name="T3">Walk Two Moons</text:span><text:span text:style-name="T4"> are often unaware of the feelings of the feelings of other characters because they are too obsessed with their own feelings. They often hurt the feelings or embarrass other characters with out meaning to. Mothers leave families without realizing the damage they have done. The message </text:span><text:span text:style-name="T5">“Everyone has his own agenda” </text:span><text:span text:style-name="T6">speaks to this best. Every one has their own separate feelings.</text:span></text:p>
      <text:p text:style-name="P5"><text:span text:style-name="T6"><text:tab/>Sal's mom cared deeply about her family but found that she needed to pursue her own feelings. She was a devoted mom and a beloved wife but needed to find her own feelings and in the process left her family. If she had known how much her family would grieve and how many temper tantrums Sal would have when they found out that she would not come home, she might never have gone. Unfortunately for her, they couldn't see the future or prevent it from happening. She focused on her own feelings and her separate life and didn't realise how badly her family was hurt. She deserted them and then realized how bad of a choice she had made. Of course, she was already in a bus crash in Lewiston, Idaho and could not turn back.</text:span></text:p>
      <text:p text:style-name="P5"><text:span text:style-name="T6"><text:tab/>Mrs.Winterbottom <text:s/>abandoned her family as well – for similar reasons. She was being closed out by her family and especially by Pheobe. Her family would bot let her touch them and did not seem to recognize her hard work around the house. She then was urked by the “lunatic” which turned out to be her son and left the house. And just like her family had not noticed her feelings she didn't notice their feelings. She had no idea that Pheobe had turned into an ornery donkey which bit everyone's head off. She had no idea that Pheobe made up crazy ideas that Mrs.Cadaver had murdered her and ran to the police office to plead her case. She had no idea that Mr.Winterbottom broke down in tears when she vanished. She had no idea that she had hurt her family just like they had no idea they had hurt her. They closed each other out. They all had their own frickin' agendas.</text:span></text:p>
      <text:p text:style-name="P5"><text:span text:style-name="T6"><text:tab/>Mr.Birkway read his students journals out loud to everyone at the end of the year. This was a tradition that he did but <text:s/>he did not realize how hurtful it could be to the students in the classroom. He did not realize the hurtful things that many students in the class wrote about other students in the class and did not realize how many friends would begin to hate each other. He did not realize how Ben saying nice things about Mary Lou would be hurtful to Sal. He did not realize any of those things until Mrs. Cadaver – his own sister was mentioned in a </text:span><text:soft-page-break/><text:span text:style-name="T6">journal – Pheobe's journal. He realized that people thought their own private thoughts that should be kept to themselves. Sometimes, feelings were not meant to be shared to the world, but if you really care about someone it would be really nice to know their feelings or at least pay attention to their feelings – otherwise you may hurt their emotions in ways that you might not have first anticipated.</text:span></text:p>
      <text:p text:style-name="P5"><text:span text:style-name="T6"><text:tab/></text:span><text:span text:style-name="T7">Walk Two Moons</text:span><text:span text:style-name="T6"> may have many emotional characters but they all have their own separate emotions. If Sal's Mom had realized the grief she had caused her family she might never have gone. If Mrs.Winterbottom had been more aware of her family's feelings she might not have been in such a rush to leave. If Mr.Birkway had known the embarrassment and hurt that came from reading the journals he might never have done it. If they all could realize each others feelings they wouldn't have to risk hurting other peoples feelings. Unfortuantely, – as the message says, </text:span><text:span text:style-name="T5">“Everyone has his own agenda.” </text:span><text:span text:style-name="T6">Every one has their own separate emotions.</text:span></text:p>
      <text:p text:style-name="P5"><text:span text:style-name="T6"/></text:p>
      <text:p text:style-name="P5"><text:span text:style-name="T6"/></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ndalus" svg:font-family="Andalu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dora White</meta:initial-creator>
    <meta:creation-date>2013-04-21T12:08:59</meta:creation-date>
    <dc:date>2013-04-21T13:13:42</dc:date>
    <dc:creator>Isadora White</dc:creator>
    <meta:editing-duration>PT47S</meta:editing-duration>
    <meta:editing-cycles>1</meta:editing-cycles>
    <meta:generator>OpenOffice.org/3.4.1$Unix OpenOffice.org_project/341m1$Build-9593</meta:generator>
    <meta:printed-by>Isadora White</meta:printed-by>
    <meta:print-date>2013-04-21T13:11:43</meta:print-date>
    <meta:document-statistic meta:table-count="0" meta:image-count="0" meta:object-count="0" meta:page-count="2" meta:paragraph-count="11" meta:word-count="699" meta:character-count="3855"/>
  </office:meta>
</office:document-meta>
</file>